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Title" style:master-page-name="Standard">
      <style:paragraph-properties style:page-number="auto"/>
    </style:style>
    <style:style style:name="P9" style:family="paragraph" style:parent-style-name="Heading_20_1">
      <style:text-properties style:font-name="Times New Roman" fo:font-size="14pt" style:font-size-asian="14pt" style:font-size-complex="14pt"/>
    </style:style>
    <style:style style:name="P10" style:family="paragraph" style:parent-style-name="Heading_20_1">
      <style:paragraph-properties fo:margin-left="0cm" fo:margin-right="0cm" fo:text-indent="0cm" style:auto-text-indent="false"/>
    </style:style>
    <style:style style:name="P11" style:family="paragraph" style:parent-style-name="Heading_20_1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 style:list-style-name="WW8Num7"/>
    <style:style style:name="P13" style:family="paragraph" style:parent-style-name="Standard" style:list-style-name="L1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Standard" style:list-style-name="L5">
      <style:text-properties fo:font-weight="bold" style:font-weight-asian="bold" style:font-weight-complex="bold"/>
    </style:style>
    <style:style style:name="P18" style:family="paragraph" style:parent-style-name="Standard" style:list-style-name="L7"/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 style:list-style-name="L3">
      <style:text-properties fo:font-weight="normal" style:font-weight-asian="normal" style:font-weight-complex="normal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</style:style>
    <style:style style:name="P22" style:family="paragraph" style:parent-style-name="Text_20_body">
      <style:text-properties fo:font-size="12pt" style:font-size-asian="12pt" style:font-size-complex="12pt"/>
    </style:style>
    <style:style style:name="P23" style:family="paragraph" style:parent-style-name="Text_20_body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fo:font-size="14pt"/>
    </style:style>
    <style:style style:name="T10" style:family="text">
      <style:text-properties style:font-size-asian="14pt"/>
    </style:style>
    <style:style style:name="T11" style:family="text">
      <style:text-properties style:font-size-complex="14pt"/>
    </style:style>
    <style:style style:name="T12" style:family="text">
      <style:text-properties fo:font-size="12pt"/>
    </style:style>
    <style:style style:name="T13" style:family="text">
      <style:text-properties style:font-size-asian="12pt"/>
    </style:style>
    <style:style style:name="T14" style:family="text">
      <style:text-properties style:font-size-complex="12pt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<text:tab/><text:span text:style-name="T7">Memória Virtual<text:line-break/><text:tab/><text:tab/><text:tab/>Caso de Uso: Busca Completa</text:span></text:p>
      <text:h text:style-name="P9" text:outline-level="1">Breve Descrição</text:h>
      <text:p text:style-name="P7"><text:tab/>O caso de uso Busca Completa permite a realização de pesquisa dos dados cadastrados na base de dados do sistema,ou seja a busca, exibição e alteração de bens,instituições e usuários cadastrados.</text:p>
      <text:h text:style-name="P9" text:outline-level="1">Breve Descrição dos Atores</text:h>
      <text:h text:style-name="P6" text:outline-level="2">Ator Primário: Administrador, Gerente, Revisor e Catalogador realizam Busca Completa, ou seja tem acesso irrestrito ao sistema.</text:h>
      <text:h text:style-name="P9" text:outline-level="1">Pré-Condições</text:h>
      <text:p text:style-name="Standard"><text:s text:c="4"/>O ator primário deve estar autenticado no Sistema. </text:p>
      <text:p text:style-name="Standard"/>
      <text:h text:style-name="Heading_20_1" text:outline-level="1"><text:span text:style-name="T8">Fluxo Básico de Eventos</text:span></text:h>
      <text:list xml:id="list35591924" text:style-name="WW8Num7">
        <text:list-header>
          <text:p text:style-name="P12">1. O ator primário vai até o ícone de busca avançada;</text:p>
          <text:p text:style-name="P12">2. O ator primário digita as palavras a serem pesquisadas;</text:p>
          <text:p text:style-name="P12">3. O ator primário clica no botão “Buscar”;</text:p>
          <text:p text:style-name="P12">4. O sistema avalia a as palavras fornecidas e realiza uma busca na base de dados;</text:p>
        </text:list-header>
      </text:list>
      <text:list xml:id="list35448564" text:style-name="L7">
        <text:list-header>
          <text:p text:style-name="P18">5. O sistema exibe o resultado da pesquisa em formato de lista em uma nova página contendo uma imagem e uma breve descrição dos bens patrimoniais encontrados;</text:p>
          <text:p text:style-name="P18">6. O ator primário visualiza, altera, exclui os dados buscados;</text:p>
          <text:p text:style-name="P18">7. O ator primário submete a operação realizada;</text:p>
          <text:p text:style-name="P18">8. O sistema valida a operação realizada nos passos 7 e 8, e emite uma mensagem de sucesso;</text:p>
        </text:list-header>
      </text:list>
      <text:p text:style-name="Standard"><text:s text:c="24"/>9. O caso de uso é encerrado.</text:p>
      <text:p text:style-name="Standard"/>
      <text:h text:style-name="Heading_20_1" text:outline-level="1"><text:span text:style-name="T8">Fluxos Alternativos</text:span></text:h>
      <text:p text:style-name="Standard"><text:span text:style-name="T5"><text:s text:c="7"/>Fluxo Alternativo 1</text:span></text:p>
      <text:p text:style-name="Standard"><text:s/>No passo 4 não é encontrado nenhum resultado na base de dados:</text:p>
      <text:list xml:id="list35578662" text:style-name="L3">
        <text:list-item>
          <text:list>
            <text:list-item>
              <text:list>
                <text:list-item>
                  <text:p text:style-name="P14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20"><text:span text:style-name="T6">O caso de uso é encerrado.</text:span></text:p>
                </text:list-item>
              </text:list>
            </text:list-item>
          </text:list>
        </text:list-item>
      </text:list>
      <text:p text:style-name="P19"><text:span text:style-name="T6"><text:s text:c="6"/></text:span><text:span text:style-name="T5">Fluxo Alternativo 2</text:span></text:p>
      <text:p text:style-name="Standard"><text:s/>No passo 8 não é possível salvar a operação realizada pelo usuário:</text:p>
      <text:p text:style-name="Standard"><text:tab/> <text:s text:c="5"/>1. O sistema retorna uma mensagem de erro: “As mudanças realizadas não puderam ser salvas”.</text:p>
      <text:p text:style-name="P19"><text:span text:style-name="T6"><text:s text:c="16"/>2.O caso de uso é encerrado.</text:span></text:p>
      <text:p text:style-name="Standard"><text:tab/></text:p>
      <text:h text:style-name="P10" text:outline-level="1" text:is-list-header="true"><text:soft-page-break/><text:span text:style-name="T8"><text:s text:c="4"/></text:span></text:h>
      <text:list xml:id="list35579354" text:style-name="L1">
        <text:list-header>
          <text:p text:style-name="P24"/>
        </text:list-header>
      </text:list>
      <text:h text:style-name="P9" text:outline-level="1">Pós-Condições</text:h>
      <text:p text:style-name="Standard"><text:span text:style-name="T8"/></text:p>
      <text:p text:style-name="P22">Fluxo Básico: o sistema retorna os bens patrimoniais encontrados na busca e salva as possíveis mudanças feitas pelo ator principal.</text:p>
      <text:p text:style-name="P22"><text:span text:style-name="T4">Fluxo Alternativo 1: o sistema não encontra na base de dados nenhum registro similar.</text:span></text:p>
      <text:p text:style-name="Text_20_body"><text:span text:style-name="T6">Fluxo Alternativo 2: o sistema não salva nenhuma das mudanças feitas pelo ator principal.</text:span></text:p>
      <text:h text:style-name="Heading_20_1" text:outline-level="1"><text:span text:style-name="T8">Requisitos Especiais</text:span></text:h>
      <text:p text:style-name="Standard"><text:s text:c="7"/>Performance: os resultados devem ser retornados em até 1 segu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 style:page-number="auto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MP1">Especificação do caso de uso: Busca completa</text:p>
            </table:table-cell>
            <table:table-cell table:style-name="Tabela2.B1" office:value-type="string">
              <text:p text:style-name="MP1"><text:s text:c="2"/>Data: <text:s/>13/03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2</text:page-number></text:span></text:span><text:span text:style-name="Page_20_Number"><text:span text:style-name="MT1"> of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15</meta:editing-cycles>
    <meta:editing-duration>PT02H45M09S</meta:editing-duration>
    <dc:date>2010-03-18T16:16:03.35</dc:date>
    <meta:generator>BrOffice.org/3.2$Win32 OpenOffice.org_project/320m12$Build-9483</meta:generator>
    <meta:document-statistic meta:table-count="2" meta:image-count="0" meta:object-count="0" meta:page-count="2" meta:paragraph-count="38" meta:word-count="362" meta:character-count="2205"/>
  </office:meta>
</office:document-meta>
</file>